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859cm" style:rel-column-width="11024*"/>
    </style:style>
    <style:style style:name="Tabelle1.B" style:family="table-column">
      <style:table-column-properties style:column-width="2.805cm" style:rel-column-width="10813*"/>
    </style:style>
    <style:style style:name="Tabelle1.C" style:family="table-column">
      <style:table-column-properties style:column-width="2.937cm" style:rel-column-width="11323*"/>
    </style:style>
    <style:style style:name="Tabelle1.D" style:family="table-column">
      <style:table-column-properties style:column-width="8.398cm" style:rel-column-width="3237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list-style-name="Numbering_20_1"/>
    <style:style style:name="P2" style:family="paragraph" style:parent-style-name="Heading_20_2" style:list-style-name="Numbering_20_1"/>
    <style:style style:name="P3" style:family="paragraph" style:parent-style-name="Text_20_body" style:list-style-name="Numbering_20_1"/>
    <style:style style:name="P4" style:family="paragraph" style:parent-style-name="Heading_20_3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Numbering_20_1">
        <text:list-item>
          <text:h text:style-name="P1" text:outline-level="1">bbbulkmail<text:tab/></text:h>
          <text:list>
            <text:list-item>
              <text:h text:style-name="P2" text:outline-level="2">Änderungshistorie</text:h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header-rows>
          <table:table-row>
            <table:table-cell table:style-name="Tabelle1.A1" office:value-type="string">
              <text:p text:style-name="Table_20_Heading">Name</text:p>
            </table:table-cell>
            <table:table-cell table:style-name="Tabelle1.A1" office:value-type="string">
              <text:p text:style-name="Table_20_Heading">Datum</text:p>
            </table:table-cell>
            <table:table-cell table:style-name="Tabelle1.A1" office:value-type="string">
              <text:p text:style-name="Table_20_Heading">Version</text:p>
            </table:table-cell>
            <table:table-cell table:style-name="Tabelle1.D1" office:value-type="string">
              <text:p text:style-name="Table_20_Heading">Beschreibung der Änderung</text:p>
            </table:table-cell>
          </table:table-row>
        </table:table-header-rows>
        <table:table-row>
          <table:table-cell table:style-name="Tabelle1.A2" office:value-type="string">
            <text:p text:style-name="Table_20_Contents">Martin Barth</text:p>
          </table:table-cell>
          <table:table-cell table:style-name="Tabelle1.A2" office:value-type="string">
            <text:p text:style-name="Table_20_Contents">06 Feb 2006</text:p>
          </table:table-cell>
          <table:table-cell table:style-name="Tabelle1.A2" office:value-type="string">
            <text:p text:style-name="Table_20_Contents">2.0.3-1</text:p>
          </table:table-cell>
          <table:table-cell table:style-name="Tabelle1.D2" office:value-type="string">
            <text:p text:style-name="Table_20_Contents">Erste Version</text:p>
          </table:table-cell>
        </table:table-row>
      </table:table>
      <text:p text:style-name="Text_20_body"/>
      <text:list text:style-name="Numbering_20_1" text:continue-numbering="true">
        <text:list-item>
          <text:list text:continue-numbering="true">
            <text:list-item>
              <text:h text:style-name="P2" text:outline-level="2">Beschreibung der Modulfunktionen</text:h>
            </text:list-item>
          </text:list>
          <text:p text:style-name="P3">Mit Diesem Modul kann der Administrator eine Rundmail an alle E-Mail-Accounts auf diesem System Schreiben.</text:p>
          <text:list>
            <text:list-item>
              <text:h text:style-name="P2" text:outline-level="2">Beschreibung der Eingabewerte und die gewünschte Reaktion</text:h>
              <text:list>
                <text:list-item>
                  <text:h text:style-name="P4" text:outline-level="3">für alle Erfolgsfälle</text:h>
                  <text:list>
                    <text:list-item>
                      <text:p text:style-name="P3">From</text:p>
                      <text:p text:style-name="P3">Eine Gültige E-Mail-Adresse. Das ist die Adresse des Absenders.</text:p>
                    </text:list-item>
                    <text:list-item>
                      <text:p text:style-name="P3">Subject</text:p>
                      <text:p text:style-name="P3">Einen beliebigen String, mindestens jedoch ein Zeichen, der als Betreff verwendet wird.</text:p>
                    </text:list-item>
                    <text:list-item>
                      <text:p text:style-name="P3">Message</text:p>
                      <text:p text:style-name="P3">Einen beliebigen String, mindestens jedoch ein Zeichen, der als Nachrichtenkörper verwendet wird.</text:p>
                    </text:list-item>
                  </text:list>
                </text:list-item>
                <text:list-item>
                  <text:h text:style-name="P4" text:outline-level="3">für alle Fehlerfälle</text:h>
                  <text:list>
                    <text:list-item>
                      <text:p text:style-name="P3">Ungültige E-Mail Adresse</text:p>
                      <text:p text:style-name="P3">Bei einer ungültigen E-Mail Adresse soll eine Fehlermeldung erzeugt werden. Unter dieser Fehlermeldung soll das Eingabeformular ausgegeben werden. Als Inhalt sollen die vorherigen Eingaben stehen.</text:p>
                    </text:list-item>
                  </text:list>
                </text:list-item>
              </text:list>
            </text:list-item>
            <text:list-item>
              <text:h text:style-name="P2" text:outline-level="2">Voraussetzung für die korrekte Anwendung</text:h>
              <text:list>
                <text:list-item>
                  <text:h text:style-name="P4" text:outline-level="3">bitkit Lizenz</text:h>
                </text:list-item>
              </text:list>
            </text:list-item>
          </text:list>
          <text:p text:style-name="P3">Es muss zumindest eine bitkit Lizenz eingespielt werden, für welches bitkit Produkt ist jedoch egal. Ohne installierte Lizenz, ist das verwenden des Moduls nicht möglich; es wird eine entsprechende Fehlermeldung erzeugt.</text:p>
          <text:list>
            <text:list-item>
              <text:list>
                <text:list-item>
                  <text:h text:style-name="P4" text:outline-level="3">Sonstige</text:h>
                </text:list-item>
              </text:list>
            </text:list-item>
            <text:list-item>
              <text:h text:style-name="P2" text:outline-level="2">Logfiles</text:h>
            </text:list-item>
            <text:list-item>
              <text:h text:style-name="P2" text:outline-level="2">Zusätzliche Testfälle</text:h>
            </text:list-item>
            <text:list-item>
              <text:h text:style-name="P2" text:outline-level="2">Sonstiges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width="0.499cm"/>
      </text:list-level-style-number>
      <text:list-level-style-number text:level="2" text:style-name="Numbering_20_Symbols" style:num-prefix=" " style:num-suffix="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Martin Barth</meta:initial-creator>
    <meta:creation-date>2005-12-01T15:51:51</meta:creation-date>
    <dc:creator>Martin Barth</dc:creator>
    <dc:date>2006-02-06T15:59:00</dc:date>
    <dc:language>de-DE</dc:language>
    <meta:editing-cycles>13</meta:editing-cycles>
    <meta:editing-duration>PT34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30" meta:word-count="161" meta:character-count="1152"/>
  </office:meta>
</office:document-meta>
</file>